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6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4">
            <text:p>違章建築拆除案件</text:p>
          </table:table-cell>
          <table:covered-table-cell table:number-columns-repeated="9"/>
          <table:table-cell table:number-columns-spanned="8" table:number-rows-spanned="1" table:style-name="ce66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1">
            <text:p>中華民國106年2月</text:p>
          </table:table-cell>
          <table:covered-table-cell table:number-columns-repeated="9"/>
          <table:table-cell office:value-type="string" table:number-columns-spanned="8" table:number-rows-spanned="1" table:style-name="ce69">
            <text:p><text:s text:c="6"/>February <text:s text:c="3"/>- 2017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8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7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7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8">
            <text:p>總計</text:p>
          </table:table-cell>
          <table:covered-table-cell/>
          <table:table-cell office:value-type="string" table:number-columns-spanned="3" table:number-rows-spanned="2" table:style-name="ce72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6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2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3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4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5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9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0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0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0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0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1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4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4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2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4">
            <text:p>本年度累計至本月底</text:p>
            <text:p>移送法辦數</text:p>
          </table:table-cell>
          <table:table-cell office:value-type="string" table:number-columns-spanned="1" table:number-rows-spanned="2" table:style-name="ce83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70475" table:style-name="ce11">
            <text:p><text:s/>670,475<text:s/></text:p>
          </table:table-cell>
          <table:table-cell office:value-type="float" office:value="1132" table:style-name="ce12">
            <text:p><text:s/>1,132<text:s/></text:p>
          </table:table-cell>
          <table:table-cell office:value-type="float" office:value="43549" table:style-name="ce12">
            <text:p><text:s/>43,5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622987" table:style-name="ce12">
            <text:p><text:s/>622,9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27" table:style-name="ce12">
            <text:p><text:s/>527<text:s/></text:p>
          </table:table-cell>
          <table:table-cell office:value-type="float" office:value="1634" table:style-name="ce12">
            <text:p><text:s/>1,63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2728" table:style-name="ce12">
            <text:p><text:s/>2,728<text:s/></text:p>
          </table:table-cell>
          <table:table-cell office:value-type="float" office:value="2305" table:style-name="ce12">
            <text:p><text:s/>2,305<text:s/></text:p>
          </table:table-cell>
          <table:table-cell office:value-type="float" office:value="423" table:style-name="ce12">
            <text:p><text:s/>423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8197" table:style-name="ce11">
            <text:p><text:s/>208,197<text:s/></text:p>
          </table:table-cell>
          <table:table-cell office:value-type="float" office:value="416" table:style-name="ce12">
            <text:p><text:s/>4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7093" table:style-name="ce12">
            <text:p><text:s/>207,0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996" table:style-name="ce12">
            <text:p><text:s/>996<text:s/></text:p>
          </table:table-cell>
          <table:table-cell office:value-type="float" office:value="894" table:style-name="ce12">
            <text:p><text:s/>894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706" table:style-name="ce11">
            <text:p><text:s/>85,706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753" table:style-name="ce12">
            <text:p><text:s/>78,7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71" table:style-name="ce12">
            <text:p><text:s/>271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6974" table:style-name="ce11">
            <text:p><text:s/>56,974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61" table:style-name="ce12">
            <text:p><text:s/>55,36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557" table:style-name="ce12">
            <text:p><text:s/>5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26" table:style-name="ce12">
            <text:p><text:s/>326<text:s/></text:p>
          </table:table-cell>
          <table:table-cell office:value-type="float" office:value="322" table:style-name="ce12">
            <text:p><text:s/>322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3604" table:style-name="ce11">
            <text:p><text:s/>73,604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21125" table:style-name="ce12">
            <text:p><text:s/>21,1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52073" table:style-name="ce12">
            <text:p><text:s/>52,0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92" table:style-name="ce12">
            <text:p><text:s/>292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65" table:style-name="ce12">
            <text:p><text:s/>65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7442" table:style-name="ce11">
            <text:p><text:s/>27,442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42" table:style-name="ce12">
            <text:p><text:s/>23,6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542" table:style-name="ce11">
            <text:p><text:s/>122,542<text:s/></text:p>
          </table:table-cell>
          <table:table-cell office:value-type="float" office:value="163" table:style-name="ce12">
            <text:p><text:s/>163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2037" table:style-name="ce12">
            <text:p><text:s/>122,0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2694" table:style-name="ce11">
            <text:p><text:s/>92,694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231" table:style-name="ce12">
            <text:p><text:s/>81,2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328" table:style-name="ce12">
            <text:p><text:s/>328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12" table:style-name="ce12">
            <text:p><text:s/>312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486" table:style-name="ce16">
            <text:p><text:s/>3,486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166" table:style-name="ce16">
            <text:p><text:s/>7,166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012" table:style-name="ce15">
            <text:p><text:s/>6,01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821" table:style-name="ce16">
            <text:p><text:s/>2,8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5" table:style-name="ce15">
            <text:p><text:s/>2,8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891" table:style-name="ce16">
            <text:p><text:s/>6,891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57" table:style-name="ce15">
            <text:p><text:s/>6,5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5" table:style-name="ce15">
            <text:p><text:s/>45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6" table:style-name="ce15">
            <text:p><text:s/>56<text:s/></text:p>
          </table:table-cell>
          <table:table-cell office:value-type="float" office:value="50" table:style-name="ce15">
            <text:p><text:s/>50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445" table:style-name="ce16">
            <text:p><text:s/>2,445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42" table:style-name="ce15">
            <text:p><text:s/>2,24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61" table:style-name="ce15">
            <text:p><text:s/>6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084" table:style-name="ce16">
            <text:p><text:s/>3,0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100" table:style-name="ce15">
            <text:p><text:s/>2,1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57" table:style-name="ce15">
            <text:p><text:s/>9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" table:style-name="ce15">
            <text:p><text:s/>12<text:s/></text:p>
          </table:table-cell>
          <table:table-cell office:value-type="float" office:value="12" table:style-name="ce15">
            <text:p><text:s/>1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910" table:style-name="ce16">
            <text:p><text:s/>3,9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96" table:style-name="ce15">
            <text:p><text:s/>3,49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416" table:style-name="ce16">
            <text:p><text:s/>14,416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4" table:style-name="ce15">
            <text:p><text:s/>13,4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7" table:style-name="ce15">
            <text:p><text:s/>47<text:s/></text:p>
          </table:table-cell>
          <table:table-cell office:value-type="float" office:value="38" table:style-name="ce15">
            <text:p><text:s/>38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69" table:style-name="ce16">
            <text:p><text:s/>1,169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50" table:style-name="ce15">
            <text:p><text:s/>1,15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" table:style-name="ce15">
            <text:p><text:s/>12<text:s/></text:p>
          </table:table-cell>
          <table:table-cell office:value-type="float" office:value="12" table:style-name="ce15">
            <text:p><text:s/>1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22" table:style-name="ce16">
            <text:p><text:s/>2,822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7" table:style-name="ce16">
            <text:p><text:s/>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299" table:style-name="ce16">
            <text:p><text:s/>18,299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32" table:style-name="ce15">
            <text:p><text:s/>17,3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9" table:style-name="ce15">
            <text:p><text:s/>49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754" table:style-name="ce16">
            <text:p><text:s/>9,754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1" table:style-name="ce15">
            <text:p><text:s/>6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14" table:style-name="ce16">
            <text:p><text:s/>16,41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13" table:style-name="ce11">
            <text:p><text:s/>3,3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33" table:style-name="ce13">
            <text:p><text:s/>2,7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0" table:style-name="ce13">
            <text:p><text:s/>5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7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4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04-26T06:15:48Z</dc:date>
    <meta:print-date>2016-05-30T02:21:08Z</meta:print-date>
  </office:meta>
</office:document-meta>
</file>